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svg:stroke-color="#000000" draw:marker-start="Diamond_20_unfilled" draw:marker-end="Triangle_20_unfilled" svg:stroke-linecap="butt" draw:textarea-vertical-align="middle"/>
    </style:style>
    <style:style style:name="gr3" style:family="graphic" style:parent-style-name="standard">
      <style:graphic-properties draw:fill="solid" draw:fill-color="#ffff99" draw:textarea-horizontal-align="left" draw:textarea-vertical-align="top"/>
    </style:style>
    <style:style style:name="gr4" style:family="graphic" style:parent-style-name="standard">
      <style:graphic-properties draw:stroke="dash" draw:stroke-dash="Fine_20_Dashed" draw:fill-color="#ffffff" draw:textarea-horizontal-align="left" draw:textarea-vertical-align="top"/>
    </style:style>
    <style:style style:name="gr5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gr6" style:family="graphic" style:parent-style-name="standard">
      <style:graphic-properties svg:stroke-color="#000000" draw:marker-end="Symmetric_20_Arrow" draw:textarea-vertical-align="middle"/>
    </style:style>
    <style:style style:name="gr7" style:family="graphic" style:parent-style-name="standard">
      <style:graphic-properties svg:stroke-color="#000000" draw:marker-start="" draw:marker-end="Symmetric_20_Arrow" draw:textarea-vertical-align="middle"/>
    </style:style>
    <style:style style:name="gr8" style:family="graphic" style:parent-style-name="standard">
      <style:graphic-properties svg:stroke-color="#000000" draw:marker-start="" draw:marker-end="Triangle_20_unfilled" draw:textarea-vertical-align="middle"/>
    </style:style>
    <style:style style:name="gr9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2pt" fo:font-style="normal" style:font-size-asian="18pt" style:font-style-asian="normal" style:font-size-complex="18pt" style:font-style-complex="normal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style:text-line-through-style="none" fo:font-size="12pt" style:font-size-asian="18pt" style:font-size-complex="18pt"/>
    </style:style>
    <style:style style:name="T7" style:family="text">
      <style:text-properties style:text-line-through-style="none" fo:font-size="12pt" fo:font-style="italic" style:font-size-asian="18pt" style:font-style-asian="italic" style:font-size-complex="18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line-through-style="solid" fo:font-size="12pt" style:font-size-asian="18pt" style:font-size-complex="18pt"/>
    </style:style>
    <style:style style:name="T10" style:family="text">
      <style:text-properties style:text-line-through-style="solid" fo:font-size="12pt" fo:font-style="italic" style:font-size-asian="18pt" style:font-style-asian="italic" style:font-size-complex="18pt" style:font-style-complex="italic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6.1cm" svg:height="6.4cm" svg:x="9.5cm" svg:y="1.3cm">
          <text:p text:style-name="P1"><text:span text:style-name="T1">Competition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name: </text:span><text:span text:style-name="T3">string</text:span></text:p>
          <text:p text:style-name="P1"><text:span text:style-name="T4">subtitle: </text:span><text:span text:style-name="T3">string</text:span></text:p>
          <text:p text:style-name="P1"><text:span text:style-name="T2">description: </text:span><text:span text:style-name="T3">string</text:span><text:span text:style-name="T2"><text:line-break/></text:span><text:span text:style-name="T4">group: </text:span><text:span text:style-name="T3">string</text:span><text:span text:style-name="T2"><text:line-break/></text:span><text:span text:style-name="T2">permissions: </text:span><text:span text:style-name="T3">Permissions</text:span><text:span text:style-name="T2"><text:line-break/></text:span><text:span text:style-name="T2">status: </text:span><text:span text:style-name="T3">Status</text:span><text:span text:style-name="T2"><text:line-break/></text:span><text:span text:style-name="T2">eventGroups: </text:span><text:span text:style-name="T3">[EventGroup::id]</text:span><text:span text:style-name="T2"><text:line-break/></text:span><text:span text:style-name="T2">events: </text:span><text:span text:style-name="T3">[Event::id]</text:span><text:span text:style-name="T2"><text:line-break/></text:span><text:span text:style-name="T2">rules: </text:span><text:span text:style-name="T3">[]</text:span><text:span text:style-name="T2"><text:line-break/></text:span><text:span text:style-name="T2"/></text:p>
        </draw:rect>
        <draw:rect draw:style-name="gr1" draw:text-style-name="P2" xml:id="id2" draw:id="id2" draw:layer="layout" svg:width="5.5cm" svg:height="6cm" svg:x="9.8cm" svg:y="10.2cm">
          <text:p text:style-name="P1"><text:span text:style-name="T5">Event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2">classes: </text:span><text:span text:style-name="T3">ClassGroup::id</text:span><text:span text:style-name="T2"><text:line-break/></text:span><text:span text:style-name="T6">divisions: </text:span><text:span text:style-name="T7">DivisionGroup::id</text:span><text:span text:style-name="T2"><text:line-break/></text:span><text:span text:style-name="T2">schedule: </text:span><text:span text:style-name="T3">Schedule::id</text:span><text:span text:style-name="T2"><text:line-break/></text:span><text:span text:style-name="T2">maxRegistrations: </text:span><text:span text:style-name="T3">integer</text:span><text:span text:style-name="T3"><text:line-break/></text:span><text:span text:style-name="T4">price: </text:span><text:span text:style-name="T3">integer</text:span><text:span text:style-name="T3"><text:line-break/></text:span><text:span text:style-name="T4">scores:</text:span><text:span text:style-name="T3"> integer</text:span></text:p>
        </draw:rect>
        <draw:connector draw:style-name="gr2" draw:text-style-name="P4" draw:layer="layout" svg:x1="12.55cm" svg:y1="7.7cm" svg:x2="12.55cm" svg:y2="10.2cm" draw:start-shape="id1" draw:start-glue-point="2" draw:end-shape="id2" draw:end-glue-point="0" svg:d="M12550 7700v2500"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18"/></text:span><text:span text:style-name="T8">events:id</text:span></text:p>
        </draw:connector>
        <draw:rect draw:style-name="gr3" draw:text-style-name="P2" draw:layer="layout" svg:width="2.8cm" svg:height="2.9cm" svg:x="16.5cm" svg:y="1.3cm">
          <text:p text:style-name="P1"><text:span text:style-name="T5">Permission</text:span><text:span text:style-name="T2"><text:line-break/></text:span><text:span text:style-name="T2"><text:line-break/></text:span><text:span text:style-name="T2">Any: 0</text:span><text:span text:style-name="T2"><text:line-break/></text:span><text:span text:style-name="T2">Admin: 1</text:span><text:span text:style-name="T2"><text:line-break/></text:span><text:span text:style-name="T2">Own: 2</text:span></text:p>
        </draw:rect>
        <draw:rect draw:style-name="gr3" draw:text-style-name="P2" draw:layer="layout" svg:width="2.8cm" svg:height="2.9cm" svg:x="19.8cm" svg:y="1.3cm">
          <text:p text:style-name="P1"><text:span text:style-name="T5">Status</text:span><text:span text:style-name="T2"><text:line-break/></text:span><text:span text:style-name="T2"><text:line-break/></text:span><text:span text:style-name="T2">Hidden: 0</text:span><text:span text:style-name="T2"><text:line-break/></text:span><text:span text:style-name="T2">Open: 1</text:span><text:span text:style-name="T2"><text:line-break/></text:span><text:span text:style-name="T2">Closed: 2</text:span></text:p>
        </draw:rect>
        <draw:rect draw:style-name="gr4" draw:text-style-name="P2" xml:id="id3" draw:id="id3" draw:layer="layout" svg:width="6.1cm" svg:height="3.6cm" svg:x="1.3cm" svg:y="11.4cm">
          <text:p text:style-name="P1"><text:span text:style-name="T5">Event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events: </text:span><text:span text:style-name="T4">[</text:span><text:span text:style-name="T3">Event::id</text:span><text:span text:style-name="T4">]</text:span><text:span text:style-name="T2"><text:line-break/></text:span><text:span text:style-name="T9">classes: </text:span><text:span text:style-name="T10">ClassGroup::id</text:span></text:p>
        </draw:rect>
        <draw:connector draw:style-name="gr5" draw:text-style-name="P3" draw:layer="layout" draw:line-skew="-0.45cm" svg:x1="12.55cm" svg:y1="7.7cm" svg:x2="4.35cm" svg:y2="11.4cm" draw:start-shape="id1" draw:start-glue-point="2" draw:end-shape="id3" draw:end-glue-point="0" svg:d="M12550 7700v1400h-8200v2300">
          <text:p/>
        </draw:connector>
        <draw:connector draw:style-name="gr6" draw:text-style-name="P3" draw:layer="layout" svg:x1="7.4cm" svg:y1="13.2cm" svg:x2="9.8cm" svg:y2="13.2cm" draw:start-shape="id3" draw:start-glue-point="1" draw:end-shape="id2" draw:end-glue-point="3" svg:d="M7400 13200h2400">
          <text:p/>
        </draw:connector>
        <draw:rect draw:style-name="gr1" draw:text-style-name="P2" xml:id="id5" draw:id="id5" draw:layer="layout" svg:width="3.9cm" svg:height="3.5cm" svg:x="23.5cm" svg:y="9cm">
          <text:p text:style-name="P1"><text:span text:style-name="T5">Class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classes: </text:span><text:span text:style-name="T3">[string]</text:span><text:span text:style-name="T4"><text:line-break/></text:span><text:span text:style-name="T4">index: </text:span><text:span text:style-name="T3">integer</text:span></text:p>
        </draw:rect>
        <draw:rect draw:style-name="gr1" draw:text-style-name="P2" xml:id="id4" draw:id="id4" draw:layer="layout" svg:width="3.9cm" svg:height="3.6cm" svg:x="23.5cm" svg:y="13.3cm">
          <text:p text:style-name="P1"><text:span text:style-name="T5">Division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divisions: </text:span><text:span text:style-name="T3">[string]</text:span><text:span text:style-name="T4"><text:line-break/></text:span><text:span text:style-name="T4">index: </text:span><text:span text:style-name="T3">integer</text:span></text:p>
        </draw:rect>
        <draw:connector draw:style-name="gr6" draw:text-style-name="P3" draw:layer="layout" svg:x1="15.3cm" svg:y1="13.2cm" svg:x2="23.5cm" svg:y2="15.1cm" draw:start-shape="id2" draw:start-glue-point="1" draw:end-shape="id4" svg:d="M15300 13200h4100v1900h4100">
          <text:p/>
        </draw:connector>
        <draw:connector draw:style-name="gr6" draw:text-style-name="P3" draw:layer="layout" svg:x1="15.3cm" svg:y1="13.2cm" svg:x2="23.5cm" svg:y2="10.75cm" draw:start-shape="id2" draw:start-glue-point="1" draw:end-shape="id5" draw:end-glue-point="3" svg:d="M15300 13200h4100v-2450h4100">
          <text:p/>
        </draw:connector>
        <draw:rect draw:style-name="gr1" draw:text-style-name="P2" xml:id="id6" draw:id="id6" draw:layer="layout" svg:width="3.9cm" svg:height="2.9cm" svg:x="1.3cm" svg:y="19cm">
          <text:p text:style-name="P1"><text:span text:style-name="T5">Schedule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quads: </text:span><text:span text:style-name="T3">[Squad]</text:span></text:p>
          <text:p text:style-name="P1"><text:span text:style-name="T6">duration: </text:span><text:span text:style-name="T7">Time</text:span></text:p>
        </draw:rect>
        <draw:connector draw:style-name="gr5" draw:text-style-name="P3" draw:layer="layout" draw:line-skew="-0.3cm" svg:x1="12.55cm" svg:y1="16.2cm" svg:x2="3.25cm" svg:y2="19cm" draw:start-shape="id2" draw:start-glue-point="2" draw:end-shape="id6" draw:end-glue-point="0" svg:d="M12550 16200v1100h-9300v1700">
          <text:p/>
        </draw:connector>
        <draw:rect draw:style-name="gr1" draw:text-style-name="P2" xml:id="id7" draw:id="id7" draw:layer="layout" svg:width="5.7cm" svg:height="4.3cm" svg:x="9.7cm" svg:y="18.3cm">
          <text:p text:style-name="P1"><text:span text:style-name="T5">Squad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tartTime: </text:span><text:span text:style-name="T3">Time</text:span></text:p>
          <text:p text:style-name="P1"><text:span text:style-name="T2">slots: </text:span><text:span text:style-name="T3">integer</text:span><text:span text:style-name="T2"><text:line-break/></text:span><text:span text:style-name="T2">divisions: </text:span><text:span text:style-name="T3">[string]</text:span></text:p>
          <text:p text:style-name="P1"><text:span text:style-name="T2">mixed: </text:span><text:span text:style-name="T3">boolean</text:span></text:p>
          <text:p text:style-name="P1"><text:span text:style-name="T2">participants: </text:span><text:span text:style-name="T3">[Participant]</text:span></text:p>
        </draw:rect>
        <draw:connector draw:style-name="gr5" draw:text-style-name="P3" draw:layer="layout" svg:x1="5.2cm" svg:y1="20.45cm" svg:x2="9.7cm" svg:y2="20.45cm" draw:start-shape="id6" draw:start-glue-point="1" draw:end-shape="id7" draw:end-glue-point="3" svg:d="M5200 20450h4500">
          <text:p/>
        </draw:connector>
        <draw:rect draw:style-name="gr1" draw:text-style-name="P2" xml:id="id8" draw:id="id8" draw:layer="layout" svg:width="7.3cm" svg:height="2.7cm" svg:x="18.9cm" svg:y="19.1cm">
          <text:p text:style-name="P1"><text:span text:style-name="T5">Participant:</text:span><text:span text:style-name="T2"> </text:span><text:span text:style-name="T3">Person</text:span><text:span text:style-name="T2"><text:line-break/></text:span><text:span text:style-name="T2"><text:line-break/></text:span><text:span text:style-name="T2">id: integer</text:span><text:span text:style-name="T2"><text:line-break/></text:span><text:span text:style-name="T2">registrationInfo: [EventRegistration]</text:span></text:p>
        </draw:rect>
        <draw:connector draw:style-name="gr7" draw:text-style-name="P3" draw:layer="layout" svg:x1="15.4cm" svg:y1="20.45cm" svg:x2="18.9cm" svg:y2="20.45cm" draw:start-shape="id7" draw:start-glue-point="1" draw:end-shape="id8" draw:end-glue-point="3" svg:d="M15400 20450h3500">
          <text:p/>
        </draw:connector>
        <draw:rect draw:style-name="gr1" draw:text-style-name="P2" xml:id="id9" draw:id="id9" draw:layer="layout" svg:width="4.3cm" svg:height="3.9cm" svg:x="29.4cm" svg:y="18.5cm">
          <text:p text:style-name="P1"><text:span text:style-name="T5">Person</text:span><text:span text:style-name="T2"><text:line-break/></text:span><text:span text:style-name="T2"><text:line-break/></text:span><text:span text:style-name="T2">name: </text:span><text:span text:style-name="T3">string</text:span></text:p>
          <text:p text:style-name="P1"><text:span text:style-name="T2">competitionId: </text:span><text:span text:style-name="T3">string</text:span><text:span text:style-name="T2"><text:line-break/></text:span><text:span text:style-name="T2">organization: </text:span><text:span text:style-name="T3">string</text:span></text:p>
          <text:p text:style-name="P1"><text:span text:style-name="T2">email: </text:span><text:span text:style-name="T3">string</text:span></text:p>
          <text:p text:style-name="P1"><text:span text:style-name="T2">account: </text:span><text:span text:style-name="T3">string</text:span></text:p>
        </draw:rect>
        <draw:connector draw:style-name="gr8" draw:text-style-name="P3" draw:layer="layout" svg:x1="26.2cm" svg:y1="20.45cm" svg:x2="29.4cm" svg:y2="20.45cm" draw:start-shape="id8" draw:start-glue-point="1" draw:end-shape="id9" draw:end-glue-point="3" svg:d="M26200 20450h3200">
          <text:p/>
        </draw:connector>
        <draw:rect draw:style-name="gr1" draw:text-style-name="P2" xml:id="id10" draw:id="id10" draw:layer="layout" svg:width="6.1cm" svg:height="2.7cm" svg:x="19.5cm" svg:y="23.6cm">
          <text:p text:style-name="P1"><text:span text:style-name="T5">EventRegistration</text:span><text:span text:style-name="T2"><text:line-break/></text:span><text:span text:style-name="T2"><text:line-break/></text:span><text:span text:style-name="T2">class: </text:span><text:span text:style-name="T3">string</text:span><text:span text:style-name="T2"><text:line-break/></text:span><text:span text:style-name="T2">event: </text:span><text:span text:style-name="T3">Event::id</text:span></text:p>
          <text:p text:style-name="P1"><text:span text:style-name="T4">rounds: </text:span><text:span text:style-name="T3">[SquadRegistration]</text:span></text:p>
        </draw:rect>
        <draw:connector draw:style-name="gr5" draw:text-style-name="P3" draw:layer="layout" svg:x1="22.55cm" svg:y1="21.8cm" svg:x2="22.55cm" svg:y2="23.6cm" draw:start-shape="id8" draw:start-glue-point="2" draw:end-shape="id10" draw:end-glue-point="0" svg:d="M22550 21800v1800">
          <text:p/>
        </draw:connector>
        <draw:rect draw:style-name="gr1" draw:text-style-name="P2" xml:id="id11" draw:id="id11" draw:layer="layout" svg:width="6.1cm" svg:height="2.1cm" svg:x="9.5cm" svg:y="23.9cm">
          <text:p text:style-name="P1"><text:span text:style-name="T5">SquadRegistration</text:span><text:span text:style-name="T2"><text:line-break/></text:span><text:span text:style-name="T2"><text:line-break/></text:span><text:span text:style-name="T2">division: </text:span><text:span text:style-name="T3">string</text:span><text:span text:style-name="T2"><text:line-break/></text:span><text:span text:style-name="T2">squad: </text:span><text:span text:style-name="T3">Squad::id</text:span></text:p>
        </draw:rect>
        <draw:connector draw:style-name="gr5" draw:text-style-name="P3" draw:layer="layout" svg:x1="19.5cm" svg:y1="24.95cm" svg:x2="15.6cm" svg:y2="24.95cm" draw:start-shape="id10" draw:start-glue-point="3" draw:end-shape="id11" draw:end-glue-point="1" svg:d="M19500 24950h-3900">
          <text:p/>
        </draw:connector>
        <draw:connector draw:style-name="gr7" draw:text-style-name="P3" draw:layer="layout" svg:x1="12.55cm" svg:y1="23.9cm" svg:x2="12.55cm" svg:y2="22.6cm" draw:start-shape="id11" draw:start-glue-point="0" draw:end-shape="id7" draw:end-glue-point="2" svg:d="M12550 23900v-1300">
          <text:p/>
        </draw:connector>
        <draw:rect draw:style-name="gr1" draw:text-style-name="P2" xml:id="id12" draw:id="id12" draw:layer="layout" svg:width="4.7cm" svg:height="5.2cm" svg:x="1.4cm" svg:y="1.9cm">
          <text:p text:style-name="P1"><text:span text:style-name="T1">CompetitionGroup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label: </text:span><text:span text:style-name="T3">string</text:span></text:p>
          <text:p text:style-name="P1"><text:span text:style-name="T4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4">Icon: </text:span><text:span text:style-name="T3">string</text:span><text:span text:style-name="T2"><text:line-break/></text:span><text:span text:style-name="T2">background: </text:span><text:span text:style-name="T3">string</text:span></text:p>
          <text:p text:style-name="P1"><text:span text:style-name="T4">color: </text:span><text:span text:style-name="T3">string</text:span></text:p>
        </draw:rect>
        <draw:connector draw:style-name="gr9" draw:text-style-name="P5" draw:layer="layout" svg:x1="6.1cm" svg:y1="4.5cm" svg:x2="9.5cm" svg:y2="4.5cm" draw:start-shape="id12" draw:start-glue-point="1" draw:end-shape="id1" draw:end-glue-point="3" svg:d="M6100 4500h3400">
          <text:p text:style-name="P3"><text:span text:style-name="T8">label:group</text:span></text:p>
          <text:p text:style-name="P3"><text:span text:style-name="T1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0" draw:border="0%"/>
    <draw:gradient draw:name="Fylld_20_blå" draw:display-name="Fylld blå" draw:style="linear" draw:start-color="#729fcf" draw:end-color="#355269" draw:start-intensity="100%" draw:end-intensity="100%" draw:angle="0" draw:border="0%"/>
    <draw:gradient draw:name="Fylld_20_grön" draw:display-name="Fylld grön" draw:style="linear" draw:start-color="#77bc65" draw:end-color="#127622" draw:start-intensity="100%" draw:end-intensity="100%" draw:angle="0" draw:border="0%"/>
    <draw:gradient draw:name="Fylld_20_gul" draw:display-name="Fylld gul" draw:style="linear" draw:start-color="#ffde59" draw:end-color="#b47804" draw:start-intensity="100%" draw:end-intensity="100%" draw:angle="0" draw:border="0%"/>
    <draw:gradient draw:name="Fylld_20_röd" draw:display-name="Fylld röd" draw:style="linear" draw:start-color="#ff6d6d" draw:end-color="#c9211e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loext:opacity="100%"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ylld_20_grö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1" style:family="paragraph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4.02cm" svg:height="1.029cm" svg:x="36.9cm" svg:y="1.071cm">
        <draw:text-box>
          <text:p><text:span text:style-name="MT1">Anmälningssystem</text:span></text:p>
          <text:p><text:span text:style-name="MT1">Objektdiagram v. 1.9.8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Patrik Manlig</meta:initial-creator>
    <meta:creation-date>2019-03-31T19:36:17.16</meta:creation-date>
    <dc:date>2021-08-06T11:04:54.39</dc:date>
    <dc:creator>Patrik Manlig</dc:creator>
    <meta:editing-duration>P4DT1H21M16S</meta:editing-duration>
    <meta:editing-cycles>7</meta:editing-cycles>
    <meta:generator>OpenOffice/4.1.10$Win32 OpenOffice.org_project/4110m2$Build-9807</meta:generator>
    <meta:document-statistic meta:object-count="28"/>
  </office:meta>
</office:document-meta>
</file>